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68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8.25cm" svg:height="2.143cm" svg:x="0.875cm" svg:y="4.27cm">
          <draw:text-box>
            <text:p><text:span text:style-name="T1">GUND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6:18:37.421580338</dc:date>
    <meta:editing-duration>PT53M31S</meta:editing-duration>
    <meta:editing-cycles>9</meta:editing-cycles>
    <meta:generator>LibreOffice/7.0.6.2$Linux_X86_64 LibreOffice_project/00$Build-2</meta:generator>
    <meta:document-statistic meta:object-count="2"/>
  </office:meta>
</office:document-meta>
</file>